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20.75cm" fo:min-width="29.2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1.75cm" fo:min-width="29.2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7.45cm" fo:min-width="7.9cm"/>
    </style:style>
    <style:style style:name="gr4" style:family="graphic" style:parent-style-name="standard">
      <style:graphic-properties draw:stroke="none" svg:stroke-color="#000000" draw:fill="none" draw:fill-color="#ffffff" fo:min-height="1.25cm"/>
    </style:style>
    <style:style style:name="gr5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1.25cm" fo:min-width="6.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color="#99ff99" fo:font-size="28pt" style:font-size-asian="28pt" style:font-size-complex="28pt"/>
    </style:style>
    <style:style style:name="P4" style:family="paragraph">
      <style:paragraph-properties fo:text-align="center"/>
      <style:text-properties fo:color="#99ff99"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99ff99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9.7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9.7cm" svg:height="2cm" svg:x="0cm" svg:y="0cm">
          <text:p text:style-name="P1">Menu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6.8cm" svg:height="15.4cm" svg:x="6.7cm" svg:y="3.6cm">
          <text:p text:style-name="P1"><text:span text:style-name="T1">Logo Simplon</text:span></text:p>
          <text:p text:style-name="P1"><text:span text:style-name="T1">Roubaix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3" draw:layer="layout" svg:width="7.5cm" svg:height="1.5cm" draw:transform="rotate (0.765675942849912) translate (7.501cm 7.899cm)">
          <draw:text-box>
            <text:p text:style-name="P3"><text:span text:style-name="T2">In code</text:span></text:p>
          </draw:text-box>
        </draw:frame>
        <draw:custom-shape draw:style-name="gr5" draw:text-style-name="P4" draw:layer="layout" svg:width="7.1cm" svg:height="1.5cm" draw:transform="rotate (-0.818559419185341) translate (18.972cm 3.845cm)">
          <text:p text:style-name="P4"><text:span text:style-name="T2">We trust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homas </meta:initial-creator>
    <meta:creation-date>2016-07-26T17:57:30.398061615</meta:creation-date>
    <dc:date>2016-07-26T18:00:38.397425495</dc:date>
    <dc:creator>thomas </dc:creator>
    <meta:editing-duration>PT3M8S</meta:editing-duration>
    <meta:editing-cycles>1</meta:editing-cycles>
    <meta:document-statistic meta:object-count="5"/>
    <meta:generator>LibreOffice/4.3.3.2$Linux_X86_64 LibreOffice_project/430m0$Build-2</meta:generator>
  </office:meta>
</office:document-meta>
</file>